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p text:style-name="P1"><text:a xlink:type="simple" xlink:href="#__RefHeading___Toc2016_1843320661" text:style-name="Index_20_Link" text:visited-style-name="Index_20_Link">2025-Apr-25 Main App: LexErrorList<text:tab/>28</text:a></text:p>
          <text:p text:style-name="P1"><text:a xlink:type="simple" xlink:href="#__RefHeading___Toc2058_640972555" text:style-name="Index_20_Link" text:visited-style-name="Index_20_Link">2025-Apr-30 Shortcut Mapper Bug<text:tab/>29</text:a></text:p>
          <text:p text:style-name="P1"><text:a xlink:type="simple" xlink:href="#__RefHeading___Toc2116_2569233871" text:style-name="Index_20_Link" text:visited-style-name="Index_20_Link">2025-May-08 Notepad++/Plugin Actions<text:tab/>30</text:a></text:p>
          <text:p text:style-name="P1"><text:a xlink:type="simple" xlink:href="#__RefHeading___Toc2379_416117273" text:style-name="Index_20_Link" text:visited-style-name="Index_20_Link">2025-May-09 Notepad++/Plugins Actions<text:tab/>3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63645907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2172929751069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527077129"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2172929751069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527077129"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3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09T12:17:27.961185500</dc:date>
    <meta:editing-duration>P4DT13H18M55S</meta:editing-duration>
    <meta:editing-cycles>231</meta:editing-cycles>
    <meta:generator>LibreOffice/25.2.2.2$Windows_X86_64 LibreOffice_project/7370d4be9e3cf6031a51beef54ff3bda878e3fac</meta:generator>
    <meta:document-statistic meta:table-count="1" meta:image-count="3" meta:object-count="0" meta:page-count="33" meta:paragraph-count="533" meta:word-count="10213" meta:character-count="63798" meta:non-whitespace-character-count="5345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